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6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70" style:family="table-column">
      <style:table-column-properties fo:break-before="auto" style:column-width="6.0083in"/>
    </style:style>
    <style:style style:name="co7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12" style:family="table-column">
      <style:table-column-properties fo:break-before="auto" style:column-width="0.6799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67" style:family="table-column">
      <style:table-column-properties fo:break-before="auto" style:column-width="0.6272in"/>
    </style:style>
    <style:style style:name="co85"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86" style:family="table-column">
      <style:table-column-properties fo:break-before="auto" style:column-width="1.4138in"/>
    </style:style>
    <style:style style:name="co66" style:family="table-column">
      <style:table-column-properties fo:break-before="auto" style:column-width="0.6591in"/>
    </style:style>
    <style:style style:name="co87" style:family="table-column">
      <style:table-column-properties fo:break-before="auto" style:column-width="0.8736in"/>
    </style:style>
    <style:style style:name="co88" style:family="table-column">
      <style:table-column-properties fo:break-before="auto" style:column-width="1.3925in"/>
    </style:style>
    <style:style style:name="co89" style:family="table-column">
      <style:table-column-properties fo:break-before="auto" style:column-width="0.9571in"/>
    </style:style>
    <style:style style:name="co90" style:family="table-column">
      <style:table-column-properties fo:break-before="auto" style:column-width="6.4327in"/>
    </style:style>
    <style:style style:name="co91" style:family="table-column">
      <style:table-column-properties fo:break-before="auto" style:column-width="1.5736in"/>
    </style:style>
    <style:style style:name="co33" style:family="table-column">
      <style:table-column-properties fo:break-before="auto" style:column-width="0.6374in"/>
    </style:style>
    <style:style style:name="co92" style:family="table-column">
      <style:table-column-properties fo:break-before="auto" style:column-width="1.6366in"/>
    </style:style>
    <style:style style:name="co93" style:family="table-column">
      <style:table-column-properties fo:break-before="auto" style:column-width="6.5811in"/>
    </style:style>
    <style:style style:name="co94" style:family="table-column">
      <style:table-column-properties fo:break-before="auto" style:column-width="1.5839in"/>
    </style:style>
    <style:style style:name="co28" style:family="table-column">
      <style:table-column-properties fo:break-before="auto" style:column-width="0.648in"/>
    </style:style>
    <style:style style:name="co41" style:family="table-column">
      <style:table-column-properties fo:break-before="auto" style:column-width="1.5201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95" style:family="table-column">
      <style:table-column-properties fo:break-before="auto" style:column-width="0.7016in"/>
    </style:style>
    <style:style style:name="co96" style:family="table-column">
      <style:table-column-properties fo:break-before="auto" style:column-width="0.7547in"/>
    </style:style>
    <style:style style:name="co97" style:family="table-column">
      <style:table-column-properties fo:break-before="auto" style:column-width="6.7937in"/>
    </style:style>
    <style:style style:name="co98" style:family="table-column">
      <style:table-column-properties fo:break-before="auto" style:column-width="1.5945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0835in" fo:break-before="auto" style:use-optimal-row-height="true"/>
    </style:style>
    <style:style style:name="ro24" style:family="table-row">
      <style:table-row-properties style:row-height="1.263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16" style:family="table-row">
      <style:table-row-properties style:row-height="0.798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6" style:family="table-row">
      <style:table-row-properties style:row-height="2.5075in" fo:break-before="auto" style:use-optimal-row-height="true"/>
    </style:style>
    <style:style style:name="ro38" style:family="table-row">
      <style:table-row-properties style:row-height="1.3972in" fo:break-before="auto" style:use-optimal-row-height="true"/>
    </style:style>
    <style:style style:name="ro39" style:family="table-row">
      <style:table-row-properties style:row-height="1.8516in" fo:break-before="auto" style:use-optimal-row-height="true"/>
    </style:style>
    <style:style style:name="ro40" style:family="table-row">
      <style:table-row-properties style:row-height="2.6634in" fo:break-before="auto" style:use-optimal-row-height="true"/>
    </style:style>
    <style:style style:name="ro41" style:family="table-row">
      <style:table-row-properties style:row-height="1.7307in" fo:break-before="auto" style:use-optimal-row-height="true"/>
    </style:style>
    <style:style style:name="ro45" style:family="table-row">
      <style:table-row-properties style:row-height="0.3311in" fo:break-before="auto" style:use-optimal-row-height="true"/>
    </style:style>
    <style:style style:name="ro46" style:family="table-row">
      <style:table-row-properties style:row-height="2.2382in" fo:break-before="auto" style:use-optimal-row-height="true"/>
    </style:style>
    <style:style style:name="ro47" style:family="table-row">
      <style:table-row-properties style:row-height="0.6425in" fo:break-before="auto" style:use-optimal-row-height="true"/>
    </style:style>
    <style:style style:name="ro48" style:family="table-row">
      <style:table-row-properties style:row-height="0.9535in" fo:break-before="auto" style:use-optimal-row-height="true"/>
    </style:style>
    <style:style style:name="ro49" style:family="table-row">
      <style:table-row-properties style:row-height="1.1091in" fo:break-before="auto" style:use-optimal-row-height="true"/>
    </style:style>
    <style:style style:name="ro50" style:family="table-row">
      <style:table-row-properties style:row-height="2.1972in" fo:break-before="auto" style:use-optimal-row-height="true"/>
    </style:style>
    <style:style style:name="ro51" style:family="table-row">
      <style:table-row-properties style:row-height="1.772in" fo:break-before="auto" style:use-optimal-row-height="true"/>
    </style:style>
    <style:style style:name="ro52" style:family="table-row">
      <style:table-row-properties style:row-height="1.2638in" fo:break-before="auto" style:use-optimal-row-height="true"/>
    </style:style>
    <style:style style:name="ro53" style:family="table-row">
      <style:table-row-properties style:row-height="2.2181in" fo:break-before="auto" style:use-optimal-row-height="true"/>
    </style:style>
    <style:style style:name="ro54" style:family="table-row">
      <style:table-row-properties style:row-height="1.1091in" fo:break-before="auto" style:use-optimal-row-height="true"/>
    </style:style>
    <style:style style:name="ro55" style:family="table-row">
      <style:table-row-properties style:row-height="0.798in" fo:break-before="auto" style:use-optimal-row-height="true"/>
    </style:style>
    <style:style style:name="ro56" style:family="table-row">
      <style:table-row-properties style:row-height="2.3626in" fo:break-before="auto" style:use-optimal-row-height="true"/>
    </style:style>
    <style:style style:name="ro29" style:family="table-row">
      <style:table-row-properties style:row-height="2.0417in" fo:break-before="auto" style:use-optimal-row-height="true"/>
    </style:style>
    <style:style style:name="ro57" style:family="table-row">
      <style:table-row-properties style:row-height="2.311in" fo:break-before="auto" style:use-optimal-row-height="true"/>
    </style:style>
    <style:style style:name="ro58" style:family="table-row">
      <style:table-row-properties style:row-height="1.284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0417in" fo:break-before="auto" style:use-optimal-row-height="true"/>
    </style:style>
    <style:style style:name="ro61" style:family="table-row">
      <style:table-row-properties style:row-height="0.9736in" fo:break-before="auto" style:use-optimal-row-height="true"/>
    </style:style>
    <style:style style:name="ro62" style:family="table-row">
      <style:table-row-properties style:row-height="2.7047in" fo:break-before="auto" style:use-optimal-row-height="true"/>
    </style:style>
    <style:style style:name="ro66" style:family="table-row">
      <style:table-row-properties style:row-height="1.8862in" fo:break-before="auto" style:use-optimal-row-height="true"/>
    </style:style>
    <style:style style:name="ro67" style:family="table-row">
      <style:table-row-properties style:row-height="1.928in" fo:break-before="auto" style:use-optimal-row-height="true"/>
    </style:style>
    <style:style style:name="ro30"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ro70" style:family="table-row">
      <style:table-row-properties style:row-height="2.818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6"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8" style:family="table-cell" style:parent-style-name="Default" style:data-style-name="N100">
      <style:table-cell-properties fo:background-color="transparent" fo:wrap-option="wrap"/>
      <style:text-properties style:text-position=""/>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text-properties style:text-position=""/>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text-properties style:text-position=""/>
    </style:style>
    <style:style style:name="ce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6" style:family="table-cell" style:parent-style-name="Default" style:data-style-name="N100">
      <style:table-cell-properties fo:wrap-option="wrap"/>
      <style:text-properties style:text-position=""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text-properties style:text-position=""/>
    </style:style>
    <style:style style:name="ce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text-properties style:text-position=""/>
    </style:style>
    <style:style style:name="ce55" style:family="table-cell" style:parent-style-name="Default" style:data-style-name="N100">
      <style:table-cell-properties fo:wrap-option="wrap"/>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7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1" style:family="table-cell" style:parent-style-name="Default" style:data-style-name="N100">
      <style:table-cell-properties style:text-align-source="fix" style:repeat-content="false" fo:wrap-option="wrap"/>
      <style:paragraph-properties fo:text-align="start"/>
      <style:text-properties style:text-position=""/>
    </style:style>
    <style:style style:name="ce72" style:family="table-cell" style:parent-style-name="Default" style:data-style-name="N100">
      <style:table-cell-properties fo:wrap-option="wrap"/>
      <style:text-properties style:text-position=""/>
    </style:style>
    <style:style style:name="ce73"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74"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8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8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8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88" style:family="table-cell" style:parent-style-name="Default" style:data-style-name="N100">
      <style:table-cell-properties style:text-align-source="fix" style:repeat-content="false" fo:wrap-option="wrap"/>
      <style:paragraph-properties fo:text-align="start"/>
      <style:text-properties style:text-position=""/>
    </style:style>
    <style:style style:name="ce8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 style:family="table-cell" style:parent-style-name="Default" style:data-style-name="N100">
      <style:table-cell-properties fo:wrap-option="wrap"/>
      <style:text-properties style:text-position=""/>
    </style:style>
    <style:style style:name="ce9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9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95" style:family="table-cell" style:parent-style-name="Default" style:data-style-name="N100">
      <style:table-cell-properties style:text-align-source="fix" style:repeat-content="false" fo:wrap-option="wrap"/>
      <style:paragraph-properties fo:text-align="start"/>
    </style:style>
    <style:style style:name="ce96"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9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9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35"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36" style:family="text">
      <style:text-properties fo:font-size="10pt" fo:font-weight="normal" style:font-size-asian="10pt" style:font-weight-asian="normal" style:font-size-complex="5.69999980926514pt" style:font-weight-complex="normal"/>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11pt" fo:font-weight="bold" style:font-size-asian="11pt" style:font-weight-asian="bold" style:font-size-complex="11pt" style:font-weight-complex="bold"/>
    </style:style>
    <style:style style:name="T41" style:family="text">
      <style:text-properties style:text-position="super 58%" fo:font-weight="bold" style:font-weight-asian="bold" style:font-size-complex="5.69999980926514pt" style:font-weight-complex="bold"/>
    </style:style>
    <style:style style:name="T42" style:family="text">
      <style:text-properties fo:font-size="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0pt" style:font-size-asian="10pt" style:font-size-complex="5.69999980926514pt"/>
    </style:style>
    <style:style style:name="T45" style:family="text">
      <style:text-properties fo:font-size="12pt" fo:font-weight="bold" style:font-weight-asian="bold" style:font-weight-complex="bold"/>
    </style:style>
    <style:style style:name="T46" style:family="text">
      <style:text-properties style:font-size-complex="5.69999980926514pt"/>
    </style:style>
    <style:style style:name="T47" style:family="text">
      <style:text-properties fo:font-size="11pt" fo:font-weight="bold" style:font-size-asian="11pt" style:font-weight-asian="bold" style:font-size-complex="11pt" style:font-weight-complex="bold"/>
    </style:style>
    <style:style style:name="T24" style:family="text">
      <style:text-properties style:font-size-asian="10pt" style:font-size-complex="5.69999980926514pt"/>
    </style:style>
  </office:automatic-styles>
  <office:body>
    <office:spreadsheet>
      <table:table table:name="MTF and Time Factors" table:style-name="ta1">
        <table:table-column table:style-name="co1" table:default-cell-style-name="ce14"/>
        <table:table-column table:style-name="co69" table:default-cell-style-name="ce14"/>
        <table:table-column table:style-name="co3" table:default-cell-style-name="ce14"/>
        <table:table-column table:style-name="co4" table:default-cell-style-name="ce14"/>
        <table:table-column table:style-name="co70" table:default-cell-style-name="ce14"/>
        <table:table-column table:style-name="co71" table:default-cell-style-name="ce14"/>
        <table:table-row table:style-name="ro1">
          <table:table-cell table:number-columns-repeated="6"/>
        </table:table-row>
        <table:table-row table:style-name="ro14">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1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9">factor</text:span> that proves all things. The measurement of time first originated and is based on the earth's motion upon its axis. One of the smallest cycles, or time<text:span text:style-name="T8"> </text:span><text:span text:style-name="T9">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24">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2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4">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16">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working on some of his new discoveries.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23">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20">
          <table:table-cell/>
          <table:table-cell office:value-type="string">
            <text:p>346</text:p>
          </table:table-cell>
          <table:table-cell table:style-name="ce16"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31">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20">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4">
          <table:table-cell table:style-name="Default" table:number-columns-repeated="6"/>
        </table:table-row>
        <table:table-row table:style-name="ro14" table:number-rows-repeated="1048553">
          <table:table-cell table:number-columns-repeated="6"/>
        </table:table-row>
        <table:table-row table:style-name="ro14">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67" table:default-cell-style-name="ce71"/>
        <table:table-column table:style-name="co85" table:default-cell-style-name="ce71"/>
        <table:table-column table:style-name="co24" table:default-cell-style-name="ce71"/>
        <table:table-column table:style-name="co4" table:default-cell-style-name="ce71"/>
        <table:table-column table:style-name="co25" table:default-cell-style-name="ce71"/>
        <table:table-column table:style-name="co86" table:default-cell-style-name="ce71"/>
        <table:table-row table:style-name="ro13">
          <table:table-cell table:style-name="Default" office:value-type="string">
            <text:p>rluu: I searched for the following words (when it related to this invention): record, thought, mind.</text:p>
          </table:table-cell>
          <table:table-cell table:style-name="ce70" table:number-columns-repeated="5"/>
        </table:table-row>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73" office:value-type="string">
            <text:p><text:span text:style-name="T10"><text:s/></text:span><text:span text:style-name="T10">Walter Kennelworth was graduated from Columbia College in June and prepared to work with </text:span><text:span text:style-name="T10">Robert in the office. Edna Quinton had proved to be a faithful employee and a valuable aid to </text:span><text:span text:style-name="T10">Robert. She had taken care of his business and looked after his financial transactions while he was </text:span><text:span text:style-name="T10">away. Robert soon went to work, on a new invention, and </text:span><text:span text:style-name="T11">perfected a machine to read the </text:span><text:span text:style-name="T11">minds of people a short distance away </text:span><text:span text:style-name="T10">and also a machine which he named the "Tel-talk." This </text:span><text:span text:style-name="T10">machine was made on the principle of the radio; by raising and lowering it at certain angles it would </text:span><text:span text:style-name="T10">record all the conferences in the different buildings in Wall Street. Robert also used this machine to </text:span><text:span text:style-name="T10">get reports on all the conferences of the big manipulators. He knew that manipulators in Wall </text:span><text:span text:style-name="T10">Street suspected that in some way he understood their plans as he was making money too fast </text:span><text:span text:style-name="T10">and they were conspiring to find a way to get him</text:span><text:span text:style-name="T13"> wrong on the market and break him. They </text:span><text:span text:style-name="T13">changed </text:span><text:span text:style-name="T10">their plans often but found that each time Robert was on the right side of the market. </text:span><text:span text:style-name="T10">Even his friend Walter knew nothing about Robert's latest invention. He kept it in a secret room, </text:span><text:span text:style-name="T10">and no one had ever seen it but himself. It was a very delicate little machine with indicators like a </text:span><text:span text:style-name="T10">compass, delicately balanced and operated by electricity. His success was causing great </text:span><text:span text:style-name="T10">excitement and schemers wanted to get his secret. They knew that Edna Quinton had been in his </text:span><text:span text:style-name="T10">office ever since he was in New York.</text:span></text:p>
          </table:table-cell>
          <table:table-cell/>
        </table:table-row>
        <table:table-row table:style-name="ro21">
          <table:table-cell office:value-type="string">
            <text:p>19</text:p>
          </table:table-cell>
          <table:table-cell office:value-type="string">
            <text:p>230, 231</text:p>
          </table:table-cell>
          <table:table-cell office:value-type="string">
            <text:p>Current timestamp is June 1928</text:p>
          </table:table-cell>
          <table:table-cell/>
          <table:table-cell table:style-name="ce74" office:value-type="string">
            <text:p><text:span text:style-name="T10"><text:s/></text:span><text:span text:style-name="T10">Before she had time to tell him what had happened the night before, he called her into his secret </text:span><text:span text:style-name="T10">office, the room that she had never seen before. There she saw all kinds of strange instruments </text:span><text:span text:style-name="T10">which she knew must be some of his new inventions. He took her to a </text:span><text:span text:style-name="T11">little machine in the </text:span><text:span text:style-name="T11">corner of the room and showed her some peculiar lines that the machine had recorded on </text:span><text:span text:style-name="T11">the paper the night before.</text:span><text:span text:style-name="T10"> He told her that his </text:span><text:span text:style-name="T11">machine received the impressions of people's </text:span><text:span text:style-name="T11">minds and recorded their </text:span><text:span text:style-name="T12"><text:s/>thoughts,</text:span><text:span text:style-name="T13"> </text:span><text:span text:style-name="T12">especially when they were greatly excited or </text:span><text:span text:style-name="T11">interested</text:span><text:span text:style-name="T10"> </text:span><text:span text:style-name="T10">in any matter. He read to her from the </text:span><text:span text:style-name="T11">record on the machine in substance</text:span><text:span text:style-name="T10"> exactly what had </text:span><text:span text:style-name="T10">been said to her the night before. Then he turned to the Bible and showed her where it said </text:span><text:span text:style-name="T10">"Everything that is concealed will be revealed, and everything that is covered will be uncovered." </text:span><text:span text:style-name="T10">Edna was more excited than she had ever been in her life. She knew that the machine had </text:span><text:span text:style-name="T10">revealed the truth. Then said to Mr. Gordon that she had intended to tell him that morning just what </text:span><text:span text:style-name="T10">had happened and hoped that he would believe that she was loyal to him and had refused to </text:span><text:span text:style-name="T10">accept a bribe. </text:span><text:span text:style-name="T11">[RG] then showed her another record on the machine like a phonograph </text:span><text:span text:style-name="T11">record which would record people's thoughts</text:span><text:span text:style-name="T10"> and told her that it indicated just what she had </text:span><text:span text:style-name="T10">been thinking about. </text:span><text:span text:style-name="T11">The machine had read her mind and recorded her thoughts.</text:span><text:span text:style-name="T10"> He assured </text:span><text:span text:style-name="T10">her that he did believe her and trust her. Edna was moved to tears at this great confidence. She </text:span><text:span text:style-name="T10">knew that never before had she been permitted to see this secret room and while she knew of </text:span><text:span text:style-name="T10">Robert's great love for Marie, she felt that this confidence he had placed in her was more than a </text:span><text:span text:style-name="T10">matter of business confidence and that he had some love for her. She had always admired him but </text:span><text:span text:style-name="T10">had never thought of loving him. </text:span><text:span text:style-name="T11">Now she knew that she did love him.</text:span></text:p>
          </table:table-cell>
          <table:table-cell/>
        </table:table-row>
        <table:table-row table:style-name="ro24">
          <table:table-cell table:style-name="ce72"/>
          <table:table-cell table:style-name="ce72" office:value-type="string">
            <text:p>237-238</text:p>
          </table:table-cell>
          <table:table-cell table:style-name="ce72" office:value-type="string">
            <text:p>None given, but it is near the end of 1928.</text:p>
          </table:table-cell>
          <table:table-cell table:style-name="ce72"/>
          <table:table-cell table:style-name="ce7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text:span><text:span text:style-name="T8">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66" table:default-cell-style-name="ce21"/>
        <table:table-column table:style-name="co87" table:default-cell-style-name="ce21"/>
        <table:table-column table:style-name="co88" table:default-cell-style-name="ce21"/>
        <table:table-column table:style-name="co89" table:default-cell-style-name="ce21"/>
        <table:table-column table:style-name="co90" table:default-cell-style-name="ce21"/>
        <table:table-column table:style-name="co91" table:default-cell-style-name="ce21"/>
        <table:table-column table:style-name="co4" table:number-columns-repeated="1018" table:default-cell-style-name="ce21"/>
        <table:table-row table:style-name="ro45">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46">
          <table:table-cell table:style-name="ce29" office:value-type="string">
            <text:p>19</text:p>
          </table:table-cell>
          <table:table-cell table:style-name="ce29" office:value-type="string">
            <text:p>233, 234</text:p>
          </table:table-cell>
          <table:table-cell table:style-name="ce29" office:value-type="string">
            <text:p>Fall of 1928</text:p>
          </table:table-cell>
          <table:table-cell table:style-name="ce29"/>
          <table:table-cell table:style-name="ce35"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38">rays</text:span><text:span text:style-name="T22"> from the sun and produce heat powerful enough to melt down skyscrapers in a few minutes. </text:span><text:span text:style-name="T22">With these mirrors and the aid of electricity, they discovered a powerful </text:span><text:span text:style-name="T38">light ray </text:span><text:span text:style-name="T22">Robert knew that this was </text:span><text:span text:style-name="T22">going to be of great value in the coming war. </text:span><text:span text:style-name="T10">They named this machine </text:span><text:span text:style-name="T11">"The Demon of Death."</text:span><text:span text:style-name="T10"> Miss </text:span><text:span text:style-name="T10">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ext:span><text:span text:style-name="T11">touched.</text:span><text:span text:style-name="T10"> They held a conference and agreed that this new discovery must be kept secret and should never </text:span><text:span text:style-name="T10">be used except in the defense of the United States in time of war and only then if our country was in dire peril </text:span><text:span text:style-name="T10">and unable to cope with the enemy. There was one </text:span><text:span text:style-name="T13">secret connected with the machine that only Robert </text:span><text:span text:style-name="T10">knew. They intended to start to build a giant airship in a short time equipped with "The Demon of Death." </text:span><text:span text:style-name="T10">They figured it would send a </text:span><text:span text:style-name="T11">powerful death ray 3000 to 5000 miles through space, destroying </text:span><text:span text:style-name="T11">everything within a radius of 700 miles. </text:span><text:span text:style-name="T10">Work was started on the new machine with all secrecy. It had </text:span><text:span text:style-name="T10">already been christened "Marie the Angel of Mercy."</text:span></text:p>
          </table:table-cell>
          <table:table-cell office:value-type="string">
            <text:p>MAM is equipped with the DOD</text:p>
          </table:table-cell>
          <table:table-cell table:number-columns-repeated="1018"/>
        </table:table-row>
        <table:table-row table:style-name="ro38">
          <table:table-cell office:value-type="string">
            <text:p>19</text:p>
          </table:table-cell>
          <table:table-cell office:value-type="string">
            <text:p>235</text:p>
          </table:table-cell>
          <table:table-cell table:style-name="ce29" office:value-type="string">
            <text:p>Fall of 1928</text:p>
          </table:table-cell>
          <table:table-cell/>
          <table:table-cell table:style-name="ce34" office:value-type="string">
            <text:p><text:s/>After holding a conference, they decided that this invention [the machine to make airplanes invisible], as well as <text:span text:style-name="T8">"The Demon of Death"</text:span> should not be patented or offered for sale to any <text:span text:style-name="T8">Government</text:span>, that they would test it out and keep it a secret. Here Robert's great generosity showed itself again when he decided that this invention should be used in time of greatest need for the benefit of the <text:span text:style-name="T8">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8">"The Demon of Death</text:span>," which Robert had worked on untiringly day and night, was a great triumph for him, but his wonderful energy had been exhausted.</text:p>
          </table:table-cell>
          <table:table-cell table:number-columns-repeated="1019"/>
        </table:table-row>
        <table:table-row table:style-name="ro47">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8">The </text:span><text:span text:style-name="T8">Demon of Death</text:span>" -- they could destroy the enemy's bases and fortifications;</text:p>
          </table:table-cell>
          <table:table-cell table:number-columns-repeated="1019"/>
        </table:table-row>
        <table:table-row table:style-name="ro48">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8">Adirondack Mountains </text:span>for use in just such an emergency as this. He knew what the "<text:span text:style-name="T8">Demon of </text:span><text:span text:style-name="T8">Death</text:span>" could do and the sleeping gas invented by Captain Kennelworth. He thought of going to General Pearson, telling him of his discoveries and offering them to the <text:span text:style-name="T8">United States</text:span> to put into immediate use […].</text:p>
          </table:table-cell>
          <table:table-cell table:number-columns-repeated="1019"/>
        </table:table-row>
        <table:table-row table:style-name="ro49">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8">Demon of </text:span><text:span text:style-name="T8">Death</text:span>," -- the great <text:span text:style-name="T8">light ray </text:span>destroyer which they could use, and to tell nothing of the great ship "Marie the Angel of Mercy," which they had safely stored away in the <text:span text:style-name="T8">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50">
          <table:table-cell table:style-name="ce80"/>
          <table:table-cell table:style-name="ce80" office:value-type="string">
            <text:p>310-311 (“ray” mentioned on pg. 311)</text:p>
          </table:table-cell>
          <table:table-cell table:style-name="ce80" office:value-type="string">
            <text:p>None given, but during the attack on Cairo, Illinois.</text:p>
          </table:table-cell>
          <table:table-cell table:style-name="ce80"/>
          <table:table-cell table:style-name="ce81"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text:span><text:span text:style-name="T11">battleships for miles in every direction</text:span><text:span text:style-name="T10">. He was circling the sky at a high altitude and watching for an </text:span><text:span text:style-name="T10">opportunity. Finally, seeing the airplanes receding from Cairo when they thought they had completed the </text:span><text:span text:style-name="T10">destruction, </text:span><text:span text:style-name="T11">he pressed a button </text:span><text:span text:style-name="T10">and turned loose the powerful</text:span><text:span text:style-name="T11"> electric ray</text:span><text:span text:style-name="T10">. In less than a minute every </text:span><text:span text:style-name="T10">cruiser and hydroplane was blown to pieces or burnt up by the </text:span><text:span text:style-name="T11">electric current</text:span><text:span text:style-name="T10">. The enemy lost every man </text:span><text:span text:style-name="T10">on board their ships. While Cairo had been almost completely destroyed, this was the first real victory for the </text:span><text:span text:style-name="T10">United States since Colonel Gordon destroyed the "Tokyo J-1." The news was flashed all over the United </text:span><text:span text:style-name="T10">States and people on the Eastern Coast, from Boston to Miami, who feared destruction at any minute, </text:span><text:span text:style-name="T10">breathed a sigh of relief and hoped that this would turn the tide. The old-timers talked about the Yankee </text:span><text:span text:style-name="T10">ingenuity and said that the brains of the United States were the greatest in the world and would find a way to </text:span><text:span text:style-name="T10">overcome any obstacle and defeat the enemies no matter how powerful they were.</text:span></text:p>
          </table:table-cell>
          <table:table-cell table:style-name="ce80" office:value-type="string">
            <text:p>Connection to pg. 289.</text:p>
          </table:table-cell>
          <table:table-cell table:number-columns-repeated="1018"/>
        </table:table-row>
        <table:table-row table:style-name="ro51">
          <table:table-cell table:style-name="ce80"/>
          <table:table-cell table:style-name="ce80" office:value-type="string">
            <text:p>333-334 (“light rays” mentioned on pg. 334)</text:p>
          </table:table-cell>
          <table:table-cell table:style-name="ce80" table:number-columns-repeated="2"/>
          <table:table-cell table:style-name="ce82" office:value-type="string">
            <text:p><text:span text:style-name="T39">“</text:span><text:span text:style-name="T39">I have the plan already worked out for this Tunnel thru the Air. I expect to accomplish it by the use of certain light </text:span><text:span text:style-name="T40">rays</text:span><text:span text:style-name="T39"> and light waves, sending a strong current thru the air on one side and another current on the other side anywhere </text:span><text:span text:style-name="T39">from 100 yards to miles wide and then thru another process that I have in mind, remove the air from between these lines </text:span><text:span text:style-name="T39">or currents, making a vacuum or space between the air which will really be a tunnel. We can drive our planes thru this </text:span><text:span text:style-name="T39">tunnel by radio </text:span><text:span text:style-name="T40">rays</text:span><text:span text:style-name="T39">, directing them from a great central station which I expect to build. All the aviators know that often </text:span><text:span text:style-name="T39">they run into what they call air-pockets in the air, which means nothing more than a vacuum made by Nature in some </text:span><text:span text:style-name="T39">way and that when these airpockets are encountered an airship will drop right down until denser layers of air are </text:span><text:span text:style-name="T39">reached. If Nature can construct a tunnel thru the air, then certainly man with the guidance of God’s divine power can do </text:span><text:span text:style-name="T39">it. It may be hard for you to understand and believe my theories, but they are founded on faith and the knowledge that </text:span><text:span text:style-name="T39">with God nothing is impossible.</text:span></text:p>
          </table:table-cell>
          <table:table-cell table:style-name="ce80" office:value-type="string">
            <text:p>The “light rays” talked about here are related to a Tunnel, not the DOD.</text:p>
          </table:table-cell>
          <table:table-cell table:number-columns-repeated="1018"/>
        </table:table-row>
        <table:table-row table:style-name="ro38">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8">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8">Demon of Death</text:span>” to be moved in. Colonel Kennelworth and <text:span text:style-name="T8">another assistant</text:span> were sent at once to the <text:span text:style-name="T8">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38">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8">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8">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47">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8">Demon of Death</text:span>," awaiting the attack upon New York.</text:p>
          </table:table-cell>
          <table:table-cell table:number-columns-repeated="1019"/>
        </table:table-row>
        <table:table-row table:style-name="ro38">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8">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8">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39">
          <table:table-cell/>
          <table:table-cell office:value-type="string">
            <text:p>361-362 (DOD mentioned on pg. 361)</text:p>
          </table:table-cell>
          <table:table-cell office:value-type="string">
            <text:p>8 o'clock on the evening of June 8, [1932]</text:p>
          </table:table-cell>
          <table:table-cell/>
          <table:table-cell table:style-name="ce34"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text:span><text:span text:style-name="T10">watching his different instruments and soon noticed on the other side of the room the radio interceptor start </text:span><text:span text:style-name="T10">to work. He stepped up to it and listened, caught the orders going from the different enemy headquarters, </text:span><text:span text:style-name="T10">giving instructions for the combined attack on New York City at </text:span><text:span text:style-name="T11">10 o'clock that night</text:span><text:span text:style-name="T10">. He immediately gave </text:span><text:span text:style-name="T10">instructions for all the electric lights to be kept on all night and all buildings to be well lighted to show his </text:span><text:span text:style-name="T10">confidence and let the enemy know that he expected the attack. Colonel Edna Kennelworth was ordered to </text:span><text:span text:style-name="T10">instruct all army headquarters to send radio messages to the enemy that Supreme Commander Gordon had </text:span><text:span text:style-name="T10">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text:span><text:span text:style-name="T10">waiting for them to destroy the building.</text:span></text:p>
          </table:table-cell>
          <table:table-cell office:value-type="string">
            <text:p>This is right before the attack on New York City.</text:p>
          </table:table-cell>
          <table:table-cell table:number-columns-repeated="1018"/>
        </table:table-row>
        <table:table-row table:style-name="ro39">
          <table:table-cell/>
          <table:table-cell office:value-type="string">
            <text:p>362</text:p>
          </table:table-cell>
          <table:table-cell office:value-type="string">
            <text:p>10 minutes after 10 o'clock [pm, June 8, 1932].</text:p>
          </table:table-cell>
          <table:table-cell/>
          <table:table-cell table:style-name="ce34" office:value-type="string">
            <text:p><text:span text:style-name="T10"><text:s/></text:span><text:span text:style-name="T10">When the news reached the enemy, they knew that in some way their plans had leaked out, but it was too </text:span><text:span text:style-name="T10">late now to make any change and to delay attack might mean defeat later, so the orders were carried out. </text:span><text:span text:style-name="T10">About 10 minutes after 10 o'clock, Supreme Commander Gordon sighted the first airplane of the fleet </text:span><text:span text:style-name="T10">approaching 40 or 50 miles up the Hudson River. He watched them until they got within about 20 miles of </text:span><text:span text:style-name="T10">New York City, near Yonkers, then he slowly swung the "</text:span><text:span text:style-name="T11">Demon of Death</text:span><text:span text:style-name="T10">" around on the revolving base and </text:span><text:span text:style-name="T10">turned on the rays, at the same time starting the</text:span></text:p>
            <text:p><text:span text:style-name="T10">sleeping gas machine working. He swept the territory for 50 or 60 miles in every direction, and as the rays </text:span><text:span text:style-name="T10">from the "</text:span><text:span text:style-name="T11">Demon of Death</text:span><text:span text:style-name="T10">" struck the enemy planes, their motors leaped into a liquid flame. Supreme </text:span><text:span text:style-name="T10">Commander Gordon saw that the "</text:span><text:span text:style-name="T11">Demon of Death</text:span><text:span text:style-name="T10">" was doing its work so he pressed a button and Colonel </text:span><text:span text:style-name="T10">Edna Kennelworth appeared. He told her to put on powerful glasses and to look at the planes going down. </text:span><text:span text:style-name="T10">One by one she saw the motors dissolved by the flame from the rays of the "</text:span><text:span text:style-name="T11">Demon of Death</text:span><text:span text:style-name="T10">" and the </text:span><text:span text:style-name="T10">planes falling, one by one, to the ground.</text:span></text:p>
          </table:table-cell>
          <table:table-cell office:value-type="string">
            <text:p>Wave 1 (North) of the attack on New York City.</text:p>
          </table:table-cell>
          <table:table-cell table:number-columns-repeated="1018"/>
        </table:table-row>
        <table:table-row table:style-name="ro48">
          <table:table-cell/>
          <table:table-cell office:value-type="string">
            <text:p>362-363</text:p>
          </table:table-cell>
          <table:table-cell office:value-type="string">
            <text:p>A few minutes after the Northern army was wiped out.</text:p>
          </table:table-cell>
          <table:table-cell/>
          <table:table-cell table:style-name="ce28" office:value-type="string">
            <text:p><text:span text:style-name="T10"><text:s/></text:span><text:span text:style-name="T10">A few minutes after the Northern army was wiped out, the signal came that a great fleet of airplanes was </text:span><text:span text:style-name="T10">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text:span><text:span text:style-name="T10">crossed Fire Island. He let them get within </text:span><text:span text:style-name="T11">30 to 40 miles </text:span><text:span text:style-name="T10">as they came up across the Great South Bay, then </text:span><text:span text:style-name="T10">he again turned loose the "</text:span><text:span text:style-name="T11">Demon of Death</text:span><text:span text:style-name="T10">." Swiftly the planes went down in flames, ending the attack from </text:span><text:span text:style-name="T10">the ocean.</text:span></text:p>
          </table:table-cell>
          <table:table-cell office:value-type="string">
            <text:p>Wave 2 (East) of the attack on New York City.</text:p>
          </table:table-cell>
          <table:table-cell table:number-columns-repeated="1018"/>
        </table:table-row>
        <table:table-row table:style-name="ro53">
          <table:table-cell/>
          <table:table-cell office:value-type="string">
            <text:p>363-364 (DOD on pg. 363)</text:p>
          </table:table-cell>
          <table:table-cell office:value-type="string">
            <text:p>A little while longer [after the Wave 2 (East) attack on NYC].</text:p>
          </table:table-cell>
          <table:table-cell/>
          <table:table-cell table:style-name="ce34" office:value-type="string">
            <text:p><text:span text:style-name="T10"><text:s/></text:span><text:span text:style-name="T10">He watched a little while longer and saw across Staten Island another flock of planes which he knew was </text:span><text:span text:style-name="T10">coming from Southern headquarters. He called Colonel Edna Kennelworth and said: "This time you may </text:span><text:span text:style-name="T10">operate </text:span><text:span text:style-name="T38">'Spitfire'</text:span><text:span text:style-name="T10"> and destroy the Southern wing." She was a little nervous at first but knowing what this </text:span><text:span text:style-name="T10">great machine could do, she turned it on, slowly lowered and raised it, moving to the right and left, until she </text:span><text:span text:style-name="T10">gauged the distance of the approaching planes. One by one she saw their motors turn to liquid fire and sink </text:span><text:span text:style-name="T10">to the earth. Turning to Supreme Commander Gordon she said, "Look." He focused his powerful glasses </text:span><text:span text:style-name="T10">toward the South and saw that the air</text:span></text:p>
            <text:p><text:span text:style-name="T10">was clear. Turning around he said: "Edna, you are a wonderful woman and I am happy to have you take this </text:span><text:span text:style-name="T10">part in saving your country. This is the day of women and their influence must help to win war forever." "It </text:span><text:span text:style-name="T10">seems a shame," she replied, "that the lives of all these brave men from so many nations should be </text:span><text:span text:style-name="T10">sacrificed. Among the planes that went down by the thousands, I could see some were </text:span><text:span text:style-name="T11">English, German, </text:span><text:span text:style-name="T11">Spanish, Austrian, Russian, Japanese, Turkish, and Arabian planes</text:span><text:span text:style-name="T10">. Certainly almost the entire world is</text:span><text:span text:style-name="T13"> </text:span><text:span text:style-name="T13">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4">
          <table:table-cell/>
          <table:table-cell office:value-type="string">
            <text:p>367</text:p>
          </table:table-cell>
          <table:table-cell office:value-type="string">
            <text:p>None given, but right after Wave 4 (West) of the attack on NYC.</text:p>
          </table:table-cell>
          <table:table-cell/>
          <table:table-cell table:style-name="ce34" office:value-type="string">
            <text:p><text:span text:style-name="T10"><text:s/></text:span><text:span text:style-name="T10">His first thought was of Marie, his next thought was of his old friend Walter Kennelworth. He sent the first </text:span><text:span text:style-name="T10">message of the victory over his secret radio to him. "The enemy has attacked New York from four sides, </text:span><text:span text:style-name="T10">more than 100,000 strong. The '</text:span><text:span text:style-name="T11">Demon of Death</text:span><text:span text:style-name="T10">' has done its work. The Tunnel machines have performed </text:span><text:span text:style-name="T10">a miracle. More than 50,000</text:span></text:p>
            <text:p><text:span text:style-name="T10">aviators are sleeping in our nets. Your great discovery has made this a painless victory. Edna, your noble </text:span><text:span text:style-name="T10">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55">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text:span><text:span text:style-name="T10">both the</text:span></text:p>
            <text:p><text:span text:style-name="T10">shields and the bucklers, the bows and the arrows, and the handstaves and the spears, and they shall burn </text:span><text:span text:style-name="T10">them with fire seven years." This meant the "</text:span><text:span text:style-name="T11">Demon of Death</text:span><text:span text:style-name="T10">" which had burned up the motors of the </text:span><text:span text:style-name="T10">attacking airplanes.</text:span></text:p>
          </table:table-cell>
          <table:table-cell table:number-columns-repeated="1019"/>
        </table:table-row>
        <table:table-row table:style-name="ro56">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ext:span><text:span text:style-name="T11">taken down in the elevator to the 110</text:span><text:span text:style-name="T41">th</text:span><text:span text:style-name="T11"> floor</text:span><text:span text:style-name="T10"> to Supreme Commander Gordon's office. He found Colonel </text:span><text:span text:style-name="T10">Edna Kennelworth </text:span><text:span text:style-name="T11">sentinel</text:span><text:span text:style-name="T10"> at the door. She had met the President before and after saluting him asked if he </text:span><text:span text:style-name="T10">wished to see Supreme Commander Gordon. He replied that he did and she immediately conducted him to </text:span><text:span text:style-name="T10">his private office. The President rushed in and found Supreme Commander Gordon sitting peacefully reading </text:span><text:span text:style-name="T10">a newspaper. The President could hardly believe it and asked him for the facts of the attack upon New York </text:span><text:span text:style-name="T10">City and if all enemy planes had been destroyed. Supreme Commander Gordon told the President that it was </text:span><text:span text:style-name="T10">a fact. The President asked Supreme Commander Gordon if there had been any losses to our airplane fleet </text:span><text:span text:style-name="T10">in destroying the enemy and where our fleet was now located. The Supreme Commander pointed to the </text:span><text:span text:style-name="T10">"</text:span><text:span text:style-name="T11">Demon of Death</text:span><text:span text:style-name="T10">" and the sleeping gas machines and said: "There is the fleet which has destroyed and </text:span><text:span text:style-name="T10">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text:span><text:span text:style-name="T11">pressed</text:span><text:span text:style-name="T10"> and in a few minutes "Marie the Angel of Mercy," Robert's big ship, appeared in front of the window.</text:span></text:p>
          </table:table-cell>
          <table:table-cell table:number-columns-repeated="1019"/>
        </table:table-row>
        <table:table-row table:style-name="ro29">
          <table:table-cell/>
          <table:table-cell office:value-type="string">
            <text:p>376</text:p>
          </table:table-cell>
          <table:table-cell office:value-type="string">
            <text:p>About 4:00 am [June 9, 1932].</text:p>
          </table:table-cell>
          <table:table-cell/>
          <table:table-cell table:style-name="ce28" office:value-type="string">
            <text:p>Supreme Commander Gordon then explained fully the working of the "<text:span text:style-name="T8">Demon of Death</text:span>" to the President. <text:span text:style-name="T13"><text:s/></text:span><text:span text:style-name="T13">They stepped upon board "Marie the Angel of Mercy," </text:span><text:span text:style-name="T10">sailed out across Long Island, slowed the plane down, </text:span><text:span text:style-name="T10">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text:span><text:span text:style-name="T10">never been on an airship that was anchored in the air and was amazed at Supreme Commander Gordon's </text:span><text:span text:style-name="T10">marvelous invention. He handed the President</text:span><text:span text:style-name="T11"> a pair of powerful field glasses</text:span><text:span text:style-name="T10"> and told him to take a look. </text:span><text:span text:style-name="T10">The river was almost choked with the wrecks of the airplanes which had gone down defying the "</text:span><text:span text:style-name="T11">Demon of </text:span><text:span text:style-name="T11">Death</text:span><text:span text:style-name="T10">." Bodies of aviators wearing the uniforms of the </text:span><text:span text:style-name="T11">various nations</text:span><text:span text:style-name="T10"> were floating upon the waters. When </text:span><text:span text:style-name="T10">the Supreme Commander explained to the President that he</text:span></text:p>
            <text:p><text:span text:style-name="T10">believed that </text:span><text:span text:style-name="T11">not one of the enemy's planes had escaped</text:span><text:span text:style-name="T10">, he marveled at the wonderful invention and the </text:span><text:span text:style-name="T10">fact that </text:span><text:span text:style-name="T11">two men and a lone woman</text:span><text:span text:style-name="T10"> could accomplish such a feat.</text:span></text:p>
          </table:table-cell>
          <table:table-cell table:number-columns-repeated="1019"/>
        </table:table-row>
        <table:table-row table:style-name="ro38">
          <table:table-cell/>
          <table:table-cell office:value-type="string">
            <text:p>378</text:p>
          </table:table-cell>
          <table:table-cell office:value-type="string">
            <text:p>The forenoon of June 9 [1932].</text:p>
          </table:table-cell>
          <table:table-cell/>
          <table:table-cell table:style-name="ce28" office:value-type="string">
            <text:p><text:span text:style-name="T10"><text:s/></text:span><text:span text:style-name="T10">On their </text:span><text:span text:style-name="T11">return</text:span><text:span text:style-name="T10"> all was quiet in New York City. No one knew what had happened that night. The President </text:span><text:span text:style-name="T10">could not find words to express his appreciation for this wonderful work. He asked the Supreme Commander </text:span><text:span text:style-name="T10">what his future plans s</text:span><text:span text:style-name="T13">ere. </text:span><text:span text:style-name="T10">Supreme Commander Gordon told the President to read the Bible, especially </text:span><text:span text:style-name="T10">Daniel's prophecy and the book of Ezekiel, and he would know what was yet to take place. It was agreed that </text:span><text:span text:style-name="T10">the news of the success with the "</text:span><text:span text:style-name="T11">Demon of Death</text:span><text:span text:style-name="T10">" and the sleeping gas machine was to be kept secret </text:span><text:span text:style-name="T10">and that the President was the only one to know of Robert's great invention. <text:s/></text:span><text:span text:style-name="T13"><text:s/>The President returned to </text:span><text:span text:style-name="T13">Washington on the forenoon </text:span><text:span text:style-name="T10">of June 9th, feeling much elated over the wonderful victory, proud of his native </text:span><text:span text:style-name="T10">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52">
          <table:table-cell/>
          <table:table-cell office:value-type="string">
            <text:p>382</text:p>
          </table:table-cell>
          <table:table-cell office:value-type="string">
            <text:p>Early part of July 1932.</text:p>
          </table:table-cell>
          <table:table-cell/>
          <table:table-cell table:style-name="ce34" office:value-type="string">
            <text:p><text:span text:style-name="T10"><text:s/></text:span><text:span text:style-name="T10">The United States Army scouting planes reported that the enemy scouts were going out more frequently </text:span><text:span text:style-name="T10">each night</text:span></text:p>
            <text:p><text:span text:style-name="T10">and some of them had been seen 50,000 or 60,000 feet in the air. They thought that they were getting ready </text:span><text:span text:style-name="T10">to make another attack and were trying to get a line on what the United States forces were planning to do. </text:span><text:span text:style-name="T10">The Supreme Commander went to </text:span><text:span text:style-name="T11">Washington</text:span><text:span text:style-name="T10"> to test out the "</text:span><text:span text:style-name="T11">Demon of Death</text:span><text:span text:style-name="T10">" which had been </text:span><text:span text:style-name="T11">installed </text:span><text:span text:style-name="T11">in the Capitol Building</text:span><text:span text:style-name="T10"> and found it in good working </text:span><text:span text:style-name="T11">order</text:span><text:span text:style-name="T10">. A sleeping gas distributing machine and the </text:span><text:span text:style-name="T10">Tunnel machine had been set up there and he also tested them out.</text:span></text:p>
          </table:table-cell>
          <table:table-cell office:value-type="string">
            <text:p>Before the attack on Washington.</text:p>
          </table:table-cell>
          <table:table-cell table:number-columns-repeated="1018"/>
        </table:table-row>
        <table:table-row table:style-name="ro40">
          <table:table-cell/>
          <table:table-cell office:value-type="string">
            <text:p>382-383 (DOD mentioned on pg. 382)</text:p>
          </table:table-cell>
          <table:table-cell office:value-type="string">
            <text:p>Early part of July [1932]. <text:s/>July 2, [1932].</text:p>
          </table:table-cell>
          <table:table-cell/>
          <table:table-cell table:style-name="ce34" office:value-type="string">
            <text:p><text:span text:style-name="T10"><text:s/></text:span><text:span text:style-name="T10">In view of the splendid work done by Colonel Edna Kennelworth at the time of the attack on New York City, </text:span><text:span text:style-name="T10">Supreme Commander Gordon decided to send her to </text:span><text:span text:style-name="T11">Washington</text:span><text:span text:style-name="T10"> and put her in charge of the sleeping gas </text:span><text:span text:style-name="T10">distributing machine, the "</text:span><text:span text:style-name="T11">Demon of Death</text:span><text:span text:style-name="T10">," and the Tunnel machine. He instructed her that if an attack </text:span><text:span text:style-name="T10">came upon Washington, she was not to use the "</text:span><text:span text:style-name="T11">Demon of Death</text:span><text:span text:style-name="T10">" unless the sleeping gas failed or they </text:span><text:span text:style-name="T13"><text:s/></text:span><text:span text:style-name="T13">failed to get the enemy aviators into the Tunnel thru </text:span><text:span text:style-name="T10">the Air. He believed that if attack came upon </text:span><text:span text:style-name="T10">Washington, it would be the last and end the war. Because his country had ever stood for </text:span><text:span text:style-name="T11">love</text:span><text:span text:style-name="T10"> and liberty, if </text:span><text:span text:style-name="T10">its Capitol was attacked he wanted it to be saved by a bloodless victory. It would mean much to the United </text:span><text:span text:style-name="T10">States in future years if the </text:span><text:span text:style-name="T11">seat</text:span><text:span text:style-name="T10"> of government could</text:span></text:p>
            <text:p><text:span text:style-name="T10">be protected without taking the life of one of the enemy. With the Tunnel machine in New York, another one </text:span><text:span text:style-name="T10">in Cincinnati and a third machine in Washington, D. C., he would be able from New York City to place a </text:span><text:span text:style-name="T10">Tunnel thru the Air in every direction around Washington to capture the invading army of planes. Colonel </text:span><text:span text:style-name="T10">Edna Kennelworth said that she thought he was placing on </text:span><text:span text:style-name="T11">her shoulders</text:span><text:span text:style-name="T10"> a great responsibility, but that if </text:span><text:span text:style-name="T10">he had confidence in her, she would go and do her best. He told her that she could not fail and that there was </text:span><text:span text:style-name="T10">nothing to fear; that it would be much easier now to protect Washington than it was New York from attack. So </text:span><text:span text:style-name="T10">Colonel Edna Kennelworth went to </text:span><text:span text:style-name="T11">Washington</text:span><text:span text:style-name="T10">. She arrived there on </text:span><text:span text:style-name="T11">July 2nd</text:span><text:span text:style-name="T10">, and did not have long to </text:span><text:span text:style-name="T10">wait before seeing action.</text:span></text:p>
          </table:table-cell>
          <table:table-cell office:value-type="string">
            <text:p>Before the attack on Washington.</text:p>
          </table:table-cell>
          <table:table-cell table:number-columns-repeated="1018"/>
        </table:table-row>
        <table:table-row table:style-name="ro49">
          <table:table-cell/>
          <table:table-cell office:value-type="string">
            <text:p>392-393 (DOD mentioned on pg. 392).</text:p>
          </table:table-cell>
          <table:table-cell office:value-type="string">
            <text:p>July 20, [1932].</text:p>
          </table:table-cell>
          <table:table-cell/>
          <table:table-cell table:style-name="ce34" office:value-type="string">
            <text:p><text:span text:style-name="T10"><text:s/></text:span><text:span text:style-name="T10">He called Colonel Walter Kennelworth and Colonel Edna Kennelworth to his headquarters. Thanked them </text:span><text:span text:style-name="T10">for their services to the country; assured them of his appreciation of their loyalty and devotion and promoted </text:span><text:span text:style-name="T10">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text:span><text:span text:style-name="T10">However, he felt sure that there would be no more attacks. General Edna Kennelworth was ordered to </text:span><text:span text:style-name="T10">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57">
          <table:table-cell/>
          <table:table-cell table:style-name="ce14" office:value-type="float" office:value="393">
            <text:p>393</text:p>
          </table:table-cell>
          <table:table-cell office:value-type="string">
            <text:p>July 20, [1932].</text:p>
          </table:table-cell>
          <table:table-cell table:style-name="ce14"/>
          <table:table-cell table:style-name="ce83" office:value-type="string">
            <text:p><text:span text:style-name="T42"><text:s/></text:span><text:span text:style-name="T42">In bidding good-bye to his loyal comrades, he told them that he was going to take Marie the Angel </text:span><text:span text:style-name="T42">of Mercy, and was going alone to London, Berlin, Moscow, Madrid, Tokio and destroy buildings in </text:span><text:span text:style-name="T42">these cities and with the </text:span><text:span text:style-name="T43">light ray</text:span><text:span text:style-name="T42"> put every city in darkness, put the people to sleep and leave them </text:span><text:span text:style-name="T42">for 7 days. Then he would destroy or conquer every important city in the world in 6 days, just the </text:span><text:span text:style-name="T42">same as God created the world in 6 days, and that on the 7th day he would return to New York City </text:span><text:span text:style-name="T42">and await the action of the Allied </text:span><text:span text:style-name="T44">Nations in regard to peace. </text:span><text:span text:style-name="T42">He ordered all of the countries notified by </text:span><text:span text:style-name="T42">radio that he would leave New York City on Marie the Angel of Mercy, which could make 1000 </text:span><text:span text:style-name="T42">miles an hour, and when he arrived in London and other cities everyone should be out of the </text:span><text:span text:style-name="T42">buildings which he would destroy with the "</text:span><text:span text:style-name="T45">Demon of Death</text:span><text:span text:style-name="T42">"; that this was to be a mission of </text:span><text:span text:style-name="T42">mercy and that he would not destroy one life if possible but that he must demonstrate the power that </text:span><text:span text:style-name="T42">he could destroy all life and buildings if necessary.</text:span></text:p>
          </table:table-cell>
          <table:table-cell office:value-type="string">
            <text:p>Right before RG's 7 days.</text:p>
          </table:table-cell>
          <table:table-cell table:number-columns-repeated="1018"/>
        </table:table-row>
        <table:table-row table:style-name="ro29">
          <table:table-cell/>
          <table:table-cell office:value-type="string">
            <text:p>393-394 (“death ray” mentioned on pg. 394).</text:p>
          </table:table-cell>
          <table:table-cell office:value-type="string">
            <text:p>7 am on July 21 [1932]. (RG's 7 days).</text:p>
          </table:table-cell>
          <table:table-cell/>
          <table:table-cell table:style-name="ce34" office:value-type="string">
            <text:p><text:span text:style-name="T10"><text:s/></text:span><text:span text:style-name="T10">At 7 A.M. on July 21st, Supreme Commander Gordon sailed away in the Marie the Angel </text:span><text:span text:style-name="T13">of Mercy and </text:span><text:span text:style-name="T12">in a </text:span><text:span text:style-name="T12">little over three hours</text:span><text:span text:style-name="T13"> he was over </text:span><text:span text:style-name="T10">London. He notified them to clear all the big buildings on Lombard and </text:span><text:span text:style-name="T10">Downing Streets. They were unable to see his plane or hear it but they knew that he was somewhere over </text:span><text:span text:style-name="T10">London in the air. The people were frightened and cleared out of the buildings. Women and children were </text:span><text:span text:style-name="T10">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ext:span><text:span text:style-name="T10">they were butter. The people fell upon their knees in the streets and prayed to God to save them from this </text:span><text:span text:style-name="T10">great invisible force. Many people believed that it was an unseen power from heaven that had come to </text:span><text:span text:style-name="T10">destroy the world and that this was the end of the world. When he had completed the destruction of enough </text:span><text:span text:style-name="T10">buildings to show them his power, he circled over London time and time again, sending forth the sleeping gas </text:span><text:span text:style-name="T10">and the people all succumbed and went to sleep. With the power from his machine he extinguished all the </text:span><text:span text:style-name="T10">electric lights in the city and left it in darkness. The news of this terrible disaster was sent from London to the </text:span><text:span text:style-name="T10">Allied Enemy headquarters in the United States.</text:span></text:p>
          </table:table-cell>
          <table:table-cell office:value-type="string">
            <text:p>RG's 7 days. <text:s/>“death ray” (singular).</text:p>
          </table:table-cell>
          <table:table-cell table:number-columns-repeated="1018"/>
        </table:table-row>
        <table:table-row table:style-name="ro58">
          <table:table-cell/>
          <table:table-cell office:value-type="string">
            <text:p>394-395</text:p>
          </table:table-cell>
          <table:table-cell table:number-columns-repeated="2"/>
          <table:table-cell table:style-name="ce28" office:value-type="string">
            <text:p><text:span text:style-name="T46"><text:s/></text:span><text:span text:style-name="T46">Supreme Commander Gordon then proceeded on the following day to Berlin. He intended to teach the Germans a </text:span><text:span text:style-name="T46">lesson that they never would forget. He would show mercy that they had never shown because not one woman or child </text:span><text:span text:style-name="T46">would be harmed, but protected. Not one human life would be taken, but he would make the destruction of buildings in </text:span><text:span text:style-name="T46">Berlin so complete that they would never forget his visit. He would remind them that the Kaiser and all of the great </text:span><text:span text:style-name="T46">German armies were powerless when Marie the Angel of Mercy sent</text:span><text:span text:style-name="T44"> forth its destructive </text:span><text:span text:style-name="T47">rays</text:span><text:span text:style-name="T44"> and sleeping gas. He </text:span><text:span text:style-name="T44">sailed </text:span><text:span text:style-name="T46">over Berlin and notified everyone to clear out of the buildings. He destroyed all of the important buildings on the </text:span><text:span text:style-name="T46">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59">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From there he proceeded to the beautiful city of Vienna and having the people removed from the buildings, </text:span><text:span text:style-name="T10">turned on the "</text:span><text:span text:style-name="T11">Demon of Death</text:span><text:span text:style-name="T10">" and melted the buildings down. Discharging sleeping gas from his machine, </text:span><text:span text:style-name="T10">he said good-bye to Vienna and proceeded to Moscow.</text:span></text:p>
          </table:table-cell>
          <table:table-cell office:value-type="string">
            <text:p>RG's 7 days.</text:p>
          </table:table-cell>
          <table:table-cell table:number-columns-repeated="1018"/>
        </table:table-row>
        <table:table-row table:style-name="ro60">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The poor and uneducated people of </text:span><text:span text:style-name="T11">Russia</text:span><text:span text:style-name="T10"> had been warned of his coming. The newspapers told them </text:span><text:span text:style-name="T10">what had been happening in other cities, but the people refused to believe that they would not be destroyed. </text:span><text:span text:style-name="T10">Many of them rushed to the waters and drowned themselves. Others went to the forests to hide. Moscow </text:span><text:span text:style-name="T10">was more excited than ever before. People had been praying day and night before he arrived. Finally when </text:span><text:span text:style-name="T10">he was over Moscow, he sent a radio message that they should clear all the important buildings which he </text:span><text:span text:style-name="T10">was going to destroy. He descended very low and located the buildings and when he had been notified that </text:span><text:span text:style-name="T10">the people had been moved to </text:span><text:span text:style-name="T11">safety</text:span><text:span text:style-name="T10">, turned on the "</text:span><text:span text:style-name="T11">Demon of Death</text:span><text:span text:style-name="T10">." As the buildings leapt into flames </text:span><text:span text:style-name="T10">and the people could see them, they were sure that this was the end of the world and that God was </text:span><text:span text:style-name="T10">destroying it by fire, because they were unable to see the source from which the destruction was coming, the </text:span><text:span text:style-name="T10">destroying </text:span><text:span text:style-name="T11">rays</text:span><text:span text:style-name="T10"> from the machine being invisible and Marie the Angel of Mercy being invisible. When he had </text:span><text:span text:style-name="T10">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61">
          <table:table-cell/>
          <table:table-cell office:value-type="string">
            <text:p>398</text:p>
          </table:table-cell>
          <table:table-cell office:value-type="string">
            <text:p>None given, but during RG's 7 days.</text:p>
          </table:table-cell>
          <table:table-cell/>
          <table:table-cell table:style-name="ce3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8">discharged the </text:span><text:span text:style-name="T9">death rays</text:span><text:span text:style-name="T8">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24">
          <table:table-cell/>
          <table:table-cell office:value-type="string">
            <text:p>398-399 (“death rays” split between the pages)</text:p>
          </table:table-cell>
          <table:table-cell office:value-type="string">
            <text:p>None given, but during RG's 7 days.</text:p>
          </table:table-cell>
          <table:table-cell/>
          <table:table-cell table:style-name="ce34" office:value-type="string">
            <text:p><text:span text:style-name="T10"><text:s/></text:span><text:span text:style-name="T10">The Japs had been the first to declare war upon the United States and make an attack and they must be </text:span><text:span text:style-name="T10">taught a lesson which they would remember so long as the world stood. He ordered all the men removed </text:span><text:span text:style-name="T10">from their battleships and proceeded to </text:span><text:span text:style-name="T11">discharge the </text:span><text:span text:style-name="T9">death rays</text:span><text:span text:style-name="T12"> into the water</text:span><text:span text:style-name="T13"> and destroy them. When </text:span><text:span text:style-name="T13">he began </text:span><text:span text:style-name="T10">to destroy the important buildings the people thought that it was another earthquake because they </text:span><text:span text:style-name="T10">had not forgotten how their buildings had crumbled down years before. He assured them that no lives would </text:span><text:span text:style-name="T10">be taken, that they would be allowed to sleep for 7 days in peace; leaving the city in darkness and the </text:span><text:span text:style-name="T10">inhabitants asleep, he proceeded to Melbourne and Sydney, Australia.</text:span></text:p>
          </table:table-cell>
          <table:table-cell office:value-type="string">
            <text:p>RG's 7 days. “death rays” (plural).</text:p>
          </table:table-cell>
          <table:table-cell table:number-columns-repeated="1018"/>
        </table:table-row>
        <table:table-row table:style-name="ro62">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34" office:value-type="string">
            <text:p><text:span text:style-name="T10"><text:s/></text:span><text:span text:style-name="T10">The City of Mexico was next notified that they would have the final and greatest demonstration of the power </text:span><text:span text:style-name="T10">of Marie the Angel of Mercy. The Mexicans and Spaniards knew that Supreme Commander Gordon was born </text:span><text:span text:style-name="T10">in the State of Texas. They remembered the Battle of the Alamo and Goliad. The poor class of Mexicans </text:span><text:span text:style-name="T10">refused to believe after Mexico had joined with Japan and Spain against the United States, that any Texan </text:span><text:span text:style-name="T10">would spare their lives. They had prayed day and night since they learned that the Supreme Commander of </text:span><text:span text:style-name="T10">the United States with Marie the Angel of Mercy was to visit them. He told them that this machine took its </text:span><text:span text:style-name="T10">power from the air and that the </text:span><text:span text:style-name="T38">rays</text:span><text:span text:style-name="T10"> were powerful enough to melt down the mountains and that he would </text:span><text:span text:style-name="T10">destroy some of the mountains of Mexico and all the</text:span></text:p>
            <text:p><text:span text:style-name="T10">old pyramids. Before he reached the City of Mexico, </text:span><text:span text:style-name="T13"><text:s/>he anchored over a mountain, turned on the </text:span><text:span text:style-name="T38">death </text:span><text:span text:style-name="T38">ray</text:span><text:span text:style-name="T13"> </text:span><text:span text:style-name="T10">and the mountain crumbled to dust. The old pyramids were also destroyed. When he reached the City of </text:span><text:span text:style-name="T10">Mexico, he informed them that he had destroyed the mountains to fulfill the prophecies in the Bible which </text:span><text:span text:style-name="T10">said that every mountain should be laid low and every valley should be exalted. A large part of forces of the </text:span><text:span text:style-name="T10">enemy and their officers were located in the City of Mexico and they were notified to flee to the mountains </text:span><text:span text:style-name="T10">and hills where they could watch the destruction of the buildings. The Supreme Commander of the United </text:span><text:span text:style-name="T10">States said that they would not be put to sleep because he wanted them to watch the silent, sleeping city </text:span><text:span text:style-name="T10">while it remained in darkness for 7 days.</text:span></text:p>
          </table:table-cell>
          <table:table-cell office:value-type="string">
            <text:p>RG's 7 days. <text:s/>“rays” (plural). <text:s/>“death ray” (singular).</text:p>
          </table:table-cell>
          <table:table-cell table:number-columns-repeated="1018"/>
        </table:table-row>
        <table:table-row table:style-name="ro62" table:number-rows-repeated="1048542">
          <table:table-cell table:number-columns-repeated="1024"/>
        </table:table-row>
        <table:table-row table:style-name="ro62">
          <table:table-cell table:number-columns-repeated="1024"/>
        </table:table-row>
      </table:table>
      <table:table table:name="Machine to make airplanes invisible" table:style-name="ta1" table:print="false">
        <table:table-column table:style-name="co33" table:default-cell-style-name="ce88"/>
        <table:table-column table:style-name="co4" table:default-cell-style-name="ce88"/>
        <table:table-column table:style-name="co92" table:default-cell-style-name="ce88"/>
        <table:table-column table:style-name="co4" table:default-cell-style-name="ce88"/>
        <table:table-column table:style-name="co93" table:default-cell-style-name="ce88"/>
        <table:table-column table:style-name="co94" table:default-cell-style-name="ce88"/>
        <table:table-column table:style-name="co4" table:number-columns-repeated="1018" table:default-cell-style-name="ce88"/>
        <table:table-row table:style-name="ro14">
          <table:table-cell table:style-name="ce87" office:value-type="string">
            <text:p>Chapter</text:p>
          </table:table-cell>
          <table:table-cell table:style-name="ce87" office:value-type="string">
            <text:p>Page</text:p>
          </table:table-cell>
          <table:table-cell table:style-name="ce87" office:value-type="string">
            <text:p>Timestamp given</text:p>
          </table:table-cell>
          <table:table-cell table:style-name="ce87" office:value-type="string">
            <text:p>Actual timestamp</text:p>
          </table:table-cell>
          <table:table-cell table:style-name="ce87" office:value-type="string">
            <text:p>Event</text:p>
          </table:table-cell>
          <table:table-cell table:style-name="ce87" office:value-type="string">
            <text:p>Notes/Comments</text:p>
          </table:table-cell>
          <table:table-cell table:number-columns-repeated="1018"/>
        </table:table-row>
        <table:table-row table:style-name="ro41">
          <table:table-cell office:value-type="string">
            <text:p>19</text:p>
          </table:table-cell>
          <table:table-cell office:value-type="string">
            <text:p>235</text:p>
          </table:table-cell>
          <table:table-cell office:value-type="string">
            <text:p>Fall of 1928</text:p>
          </table:table-cell>
          <table:table-cell/>
          <table:table-cell table:style-name="ce89" office:value-type="string">
            <text:p><text:span text:style-name="T10"><text:s/></text:span><text:span text:style-name="T10">Everything moved along smoothly after this. Walter and Edna were happy in their work and the Fall of </text:span><text:span text:style-name="T10">1928 rewarded them with a new and wonderful discovery. They had been able to perfect a </text:span><text:span text:style-name="T11">machine </text:span><text:span text:style-name="T11">which would reflect light in such a way as to make an airplane invisible</text:span><text:span text:style-name="T10"> and this, together with </text:span><text:span text:style-name="T10">Robert's noiseless invention, </text:span><text:span text:style-name="T11">solved the problem</text:span><text:span text:style-name="T10">. He knew now that in time of war,</text:span><text:span text:style-name="T11"> the plane could be </text:span><text:span text:style-name="T11">used to sneak upon the enemy and that they would be unable to see or hear it</text:span><text:span text:style-name="T10">. After holding a </text:span><text:span text:style-name="T10">conference, they decided that this invention, as well as "The Demon of Death" should not be patented or </text:span><text:span text:style-name="T10">offered for sale to any Government, that they would test it out and keep it a secret. Here Robert's great </text:span><text:span text:style-name="T10">generosity showed itself again when he decided that this invention should be used in time of greatest </text:span><text:span text:style-name="T10">need for the benefit of the United States. Walter said, "Robert, love indeed does make a great man, </text:span><text:span text:style-name="T10">makes him unselfish, causes him to think of his country, of his mother, his sweetheart and everything </text:span><text:span text:style-name="T10">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66">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8">invisible</text:span> plane. An <text:span text:style-name="T8">invisible</text:span>, noiseless plane will be one of the things to beat the enemy. When our planes can travel high or low, <text:span text:style-name="T8">no longer be </text:span><text:span text:style-name="T8">seen</text:span> or heard, we will be able to obtain information about the enemy’s position and plans and thereby know their weak points, when and where to attack.</text:p>
          </table:table-cell>
          <table:table-cell table:number-columns-repeated="1019"/>
        </table:table-row>
        <table:table-row table:style-name="ro24">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8">invisible</text:span> planes so that we can pass thru the air without being interfered with or harmed and <text:span text:style-name="T8">without being seen</text:span> or heard, our victory is assured. To make a Tunnel thru the Air is not at all impossible. <text:s/>It is just as easy as to put a tunnel under the earth or drive a submarine under the water. While <text:span text:style-name="T8">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24">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8"> invisible </text:span><text:span text:style-name="T8">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66">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8">invisible</text:span> and reported to him that they had <text:span text:style-name="T8">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8">stabilizer </text:span>and <text:span text:style-name="T8">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8">Marie the </text:span><text:span text:style-name="T8">Angel of Mercy</text:span>" and she was made an<text:span text:style-name="T8"> invisible airship</text:span>. This motor was able to take its power from the air.</text:p>
          </table:table-cell>
          <table:table-cell table:number-columns-repeated="1019"/>
        </table:table-row>
        <table:table-row table:style-name="ro20">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8">invisible</text:span>.</text:p>
          </table:table-cell>
          <table:table-cell table:number-columns-repeated="1019"/>
        </table:table-row>
        <table:table-row table:style-name="ro22">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8"> invisible noiseless planes</text:span> to load up with <text:span text:style-name="T8">hundreds of </text:span><text:span text:style-name="T8">thousands of newspapers</text:span> which told of the great victory, sail at <text:span text:style-name="T35">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18">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 invisible </text:span><text:span text:style-name="T8">planes.</text:span></text:p>
          </table:table-cell>
          <table:table-cell office:value-type="string">
            <text:p>Right before RG's 7 days.</text:p>
          </table:table-cell>
          <table:table-cell table:number-columns-repeated="1018"/>
        </table:table-row>
        <table:table-row table:style-name="ro50">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8">7 A.M. on July 21st</text:span>, Supreme Commander Gordon sailed away in the Marie the Angel of Mercy and<text:span text:style-name="T8">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8">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67">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8">the destroying rays from the machine being </text:span><text:span text:style-name="T9">invisible</text:span> and <text:span text:style-name="T8">Marie the Angel of Mercy being </text:span><text:span text:style-name="T9">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6">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8">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95" table:default-cell-style-name="ce95"/>
        <table:table-column table:style-name="co96" table:default-cell-style-name="ce95"/>
        <table:table-column table:style-name="co24" table:default-cell-style-name="ce95"/>
        <table:table-column table:style-name="co4" table:default-cell-style-name="ce95"/>
        <table:table-column table:style-name="co97" table:default-cell-style-name="ce95"/>
        <table:table-column table:style-name="co98" table:default-cell-style-name="ce95"/>
        <table:table-column table:style-name="co4" table:number-columns-repeated="1018" table:default-cell-style-name="ce95"/>
        <table:table-row table:style-name="ro13">
          <table:table-cell table:style-name="ce93" office:value-type="string">
            <text:p>rluu: Post #22032 responds to someone who suggests that MaoM might be Venus angles of Mercury.</text:p>
          </table:table-cell>
          <table:table-cell table:style-name="ce94" table:number-columns-repeated="5"/>
          <table:table-cell table:number-columns-repeated="1018"/>
        </table:table-row>
        <table:table-row table:style-name="ro14">
          <table:table-cell table:style-name="ce94" office:value-type="string">
            <text:p>Chapter</text:p>
          </table:table-cell>
          <table:table-cell table:style-name="ce94" office:value-type="string">
            <text:p>Page</text:p>
          </table:table-cell>
          <table:table-cell table:style-name="ce94" office:value-type="string">
            <text:p>Timestamp given</text:p>
          </table:table-cell>
          <table:table-cell table:style-name="ce94" office:value-type="string">
            <text:p>Actual timestamp</text:p>
          </table:table-cell>
          <table:table-cell table:style-name="ce94" office:value-type="string">
            <text:p>Event</text:p>
          </table:table-cell>
          <table:table-cell table:style-name="ce94" office:value-type="string">
            <text:p>Notes/Comments</text:p>
          </table:table-cell>
          <table:table-cell table:number-columns-repeated="1018"/>
        </table:table-row>
        <table:table-row table:style-name="ro29">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97" office:value-type="string">
            <text:p><text:span text:style-name="T10"><text:s/></text:span><text:span text:style-name="T10">In the Fall of 1928, Robert and Walter completed an invention of Sun-mirrors, whereby they were able </text:span><text:span text:style-name="T10">to</text:span></text:p>
            <text:p><text:span text:style-name="T10">collect the rays from the sun and produce heat powerful enough to melt down skyscrapers in a few </text:span><text:span text:style-name="T10">minutes. With these mirrors and the aid of electricity, they discovered a powerful light ray Robert knew </text:span><text:span text:style-name="T10">that this was going to be of great value in the coming war. They named this machine "The Demon of </text:span><text:span text:style-name="T10">Death." Miss Quinton had been very much interested in this machine during the course of construction, </text:span><text:span text:style-name="T10">and she named it "Spit-Fire" because it could send forth such powerful sparks of fire, destroying instantly </text:span><text:span text:style-name="T10">any metal that it touched. They held a conference and agreed that this new discovery must be kept </text:span><text:span text:style-name="T10">secret and should never be used except in the defense of the United States in time of war and only then </text:span><text:span text:style-name="T10">if our country was in dire peril and unable to cope with the enemy. There was one </text:span><text:span text:style-name="T13">secret connected with </text:span><text:span text:style-name="T13">the machine that only Robert </text:span><text:span text:style-name="T10">knew. </text:span><text:span text:style-name="T11">They intended to start to build a giant airship in a short time </text:span><text:span text:style-name="T11">equipped with "The Demon of Death." They figured it would send a powerful death ray 3000 to </text:span><text:span text:style-name="T11">5000 miles through space, destroying everything within a radius of 700 miles. Work was started </text:span><text:span text:style-name="T11">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20">
          <table:table-cell office:value-type="string">
            <text:p>20</text:p>
          </table:table-cell>
          <table:table-cell office:value-type="string">
            <text:p>237</text:p>
          </table:table-cell>
          <table:table-cell office:value-type="string">
            <text:p>Approaching the end of 1928</text:p>
          </table:table-cell>
          <table:table-cell/>
          <table:table-cell table:style-name="ce97" office:value-type="string">
            <text:p><text:span text:style-name="T10"><text:s/></text:span><text:span text:style-name="T10">Great progress had been made in aviation. Airplanes were carrying mail at the rate of 300 miles per </text:span><text:span text:style-name="T10">hour. Passenger lines were now starting all over the United States.</text:span><text:span text:style-name="T11"> "Marie the Angel of Mercy," </text:span><text:span text:style-name="T11">Robert's great ship, was rapidly nearing completion.</text:span><text:span text:style-name="T10"> The new </text:span><text:span text:style-name="T11">12-cylinder motor </text:span><text:span text:style-name="T10">had been tested </text:span><text:span text:style-name="T10">and the engineers had estimated that they would attain a</text:span><text:span text:style-name="T11"> speed</text:span></text:p>
            <text:p><text:span text:style-name="T11">of 1000 miles per hour</text:span><text:span text:style-name="T10">. Robert was elated over the success and knew that he would now be prepared </text:span><text:span text:style-name="T10">to help his country in time of its 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98" office:value-type="string">
            <text:p><text:s/>The new ship "<text:span text:style-name="T8">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20">
          <table:table-cell office:value-type="string">
            <text:p>24</text:p>
          </table:table-cell>
          <table:table-cell office:value-type="string">
            <text:p>271</text:p>
          </table:table-cell>
          <table:table-cell table:style-name="ce96" office:value-type="string">
            <text:p>Latter part of April, 1929</text:p>
          </table:table-cell>
          <table:table-cell/>
          <table:table-cell table:style-name="ce97" office:value-type="string">
            <text:p><text:span text:style-name="T10">He told Robert that [sleeping gas] must be kept a secret until time of war when with the new ship "Marie </text:span><text:span text:style-name="T10">the Angel of Mercy," traveling</text:span><text:span text:style-name="T11"> 1000 miles an hour</text:span><text:span text:style-name="T10">, they could go from one city to another or from one </text:span><text:span text:style-name="T10">battlefield to another, </text:span><text:span text:style-name="T11">release the gas and put everyone to sleep for 7 days</text:span><text:span text:style-name="T10">. In the meantime, with </text:span><text:span text:style-name="T10">"The Demon of Death" -- they could destroy the enemy's bases and fortifications; would be able to make </text:span><text:span text:style-name="T10">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24">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8">Marie the Angel of Mercy</text:span>," -- his great plane secretly stored away in the <text:span text:style-name="T8">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6">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8">great ship</text:span> "<text:span text:style-name="T8">Marie the Angel of Mercy</text:span>," which they had safely stored away in the<text:span text:style-name="T8">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70">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8">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8">Adirondacks</text:span> to the secret hiding of “<text:span text:style-name="T8">Marie the Angel of Mercy</text:span>,” to test out this <text:span text:style-name="T8">giant Ezekiel airplane</text:span>, and bring it to <text:span text:style-name="T8">New </text:span><text:span text:style-name="T8">York City</text:span>. The machine for distributing the sleeping gas which would reach a radius of 700 miles, was made in readiness on the top floor of the building. “<text:span text:style-name="T8">Marie the Angel of Mercy</text:span>” was in perfect working order, and arrived in New York ship-shape. <text:s/>The whole United States was waiting in anxiety because it was known that <text:span text:style-name="T8">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8">Supreme </text:span><text:span text:style-name="T8">Commander Gordon dispatched the sleeping gas by “Marie the Angel of Mercy,”</text:span> and it was distributed to the planes all across the country. <text:span text:style-name="T8">Colonel Kennelworth returned at the end of the </text:span><text:span text:style-name="T8">second day in “Marie the Angel of Mercy,” after distributing the sleeping gas and giving </text:span><text:span text:style-name="T8">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41">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8">large</text:span> <text:span text:style-name="T8">24-cylinder motor </text:span>was placed in "<text:span text:style-name="T8">Marie the Angel of Mercy</text:span>" and she was made an <text:span text:style-name="T8">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8">Marie the Angel of Mercy</text:span>," ascended to a height of more than <text:span text:style-name="T8">20 miles</text:span> and anchored the<text:span text:style-name="T8"> </text:span><text:span text:style-name="T8">"Marie" </text:span>in the air. The new inventions were a perfect success and the machine <text:span text:style-name="T8">could rise to any </text:span><text:span text:style-name="T8">height </text:span>and <text:span text:style-name="T8">anchor</text:span> and remain as long as it was desired and was <text:span text:style-name="T8">absolutely invisible</text:span>. <text:s/>He was now in position to construct a Tunnel thru the Air from New York to Europe and sail the <text:span text:style-name="T8">"Marie" </text:span>in safety thru it, then rise to a height of <text:span text:style-name="T8">20 to 50 miles</text:span> over any of the cities, anchor and start destruction. <text:s/>"<text:span text:style-name="T8">Marie the </text:span><text:span text:style-name="T8">Angel of Mercy</text:span>" could carry enough sleeping gas to destroy or put to sleep people over thousands of miles of territory. After remaining anchored in the air for<text:span text:style-name="T8"> two days</text:span> to test "<text:span text:style-name="T8">Marie the Angel of Mercy</text:span>," Supreme Commander Gordon descended to New York, anchored at the <text:span text:style-name="T8">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24">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8">"Marie the Angel of Mercy</text:span>" was now equipped with the <text:span text:style-name="T8">Tunnel machine</text:span> which would automatically put a Tunnel thru the Air anywhere in any direction. The Supreme Commander had enlarged and improved upon the Tunnel machine or vacuum until it could be made <text:span text:style-name="T8">25 to 50 miles wide in any </text:span><text:span text:style-name="T8">direction</text:span> <text:span text:style-name="T8">from a large city</text:span>. <text:s/>He had also discovered how to send ships thru the air without an <text:span text:style-name="T8">aviator</text:span>, directing them by<text:span text:style-name="T8"> radio rays,</text:span> which would enable them to distribute <text:span text:style-name="T8">sleeping gas</text:span> among the enemy's lines and prevent loss of any of his <text:span text:style-name="T8">valuable aviators</text:span>. He now had confidence that every city would be safe from an attack and no destruction could take place.</text:p>
          </table:table-cell>
          <table:table-cell table:style-name="ce96" office:value-type="string">
            <text:p>354 is the number of days in a lunar year.</text:p>
          </table:table-cell>
          <table:table-cell table:number-columns-repeated="1018"/>
        </table:table-row>
        <table:table-row table:style-name="ro29">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8">Marie the Angel of </text:span><text:span text:style-name="T8">Mercy</text:span>" and then realized what was in his mind at the time; that the <text:span text:style-name="T8">sleeping gas</text:span> should be named the "<text:span text:style-name="T8">God of</text:span> <text:span text:style-name="T8">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8">merci</text:span>less the enemy had been, sparing not the lives of women or children. We were now indeed <text:span text:style-name="T8">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6">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50">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8">A button was </text:span><text:span text:style-name="T8">pressed </text:span>and<text:span text:style-name="T8"> in a few minutes</text:span> "<text:span text:style-name="T8">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8">I worked on it for years and completed it just before the </text:span><text:span text:style-name="T8">war broke out</text:span>. <text:span text:style-name="T8">Its most useful work is yet to be done</text:span>." Supreme Commander Gordon then explained fully the working of the "Demon of Death" to the President.</text:p>
          </table:table-cell>
          <table:table-cell table:number-columns-repeated="1019"/>
        </table:table-row>
        <table:table-row table:style-name="ro14">
          <table:table-cell/>
          <table:table-cell office:value-type="string">
            <text:p>376</text:p>
          </table:table-cell>
          <table:table-cell table:number-columns-repeated="2"/>
          <table:table-cell office:value-type="string">
            <text:p>They stepped upon board "<text:span text:style-name="T8">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22">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8">descended close to the water and anchored in the air</text:span>.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66">
          <table:table-cell/>
          <table:table-cell office:value-type="string">
            <text:p>377</text:p>
          </table:table-cell>
          <table:table-cell table:number-columns-repeated="2"/>
          <table:table-cell office:value-type="string">
            <text:p>He then started "<text:span text:style-name="T8">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31">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8">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24">
          <table:table-cell/>
          <table:table-cell office:value-type="string">
            <text:p>378</text:p>
          </table:table-cell>
          <table:table-cell table:number-columns-repeated="2"/>
          <table:table-cell office:value-type="string">
            <text:p>On the way back, Supreme Commander Gordon told the President that the <text:span text:style-name="T8">Marie the Angel of Mercy</text:span> could make a <text:span text:style-name="T8">speed of 1000 miles an hour</text:span> and that <text:span text:style-name="T8">he</text:span> <text:span text:style-name="T8">could easily go round the world in 24 hours</text:span>. On their <text:span text:style-name="T8">return</text:span> all was quiet in New York City. <text:span text:style-name="T8">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8">Daniel's prophecy</text:span> and the <text:span text:style-name="T8">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18">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8"> forenoon of June 9th</text:span>, feeling much elated over the wonderful <text:span text:style-name="T8">victory</text:span>, proud of his native land and thankful that the Divine Power had given them the man of the <text:span text:style-name="T8">hour</text:span> at the right <text:span text:style-name="T8">time</text:span>.</text:p>
          </table:table-cell>
          <table:table-cell table:number-columns-repeated="1019"/>
        </table:table-row>
        <table:table-row table:style-name="ro14">
          <table:table-cell/>
          <table:table-cell office:value-type="string">
            <text:p>378</text:p>
          </table:table-cell>
          <table:table-cell office:value-type="string">
            <text:p>“forenoon of June 9” [1932]</text:p>
          </table:table-cell>
          <table:table-cell/>
          <table:table-cell office:value-type="string">
            <text:p>It had been a great <text:span text:style-name="T8">birthday</text:span> for Robert, because his country had been saved. His years of labor had been rewarded but yet no news had come of Marie.</text:p>
          </table:table-cell>
          <table:table-cell table:number-columns-repeated="1019"/>
        </table:table-row>
        <table:table-row table:style-name="ro31">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8">General Walter Kennelworth</text:span> to take charge of headquarters in <text:span text:style-name="T8">New York</text:span>, operate the sleeping gas machine and to use the "Demon of Death" in case of emergency. However, he felt sure that there would be no more attacks. <text:s/><text:span text:style-name="T8">General Edna Kennelworth</text:span> was ordered to <text:span text:style-name="T8">Washington</text:span> to resume charge in the <text:span text:style-name="T8">Capitol Building</text:span> and operate the machines for defense if necessary.</text:p>
          </table:table-cell>
          <table:table-cell office:value-type="string">
            <text:p>Right before RG's 7 days.</text:p>
          </table:table-cell>
          <table:table-cell table:number-columns-repeated="1018"/>
        </table:table-row>
        <table:table-row table:style-name="ro22">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8">Marie the Angel of </text:span><text:span text:style-name="T8">Mercy</text:span>, and was<text:span text:style-name="T8"> going alone</text:span> to <text:span text:style-name="T8">London, Berlin, Moscow, Madrid, Tokio </text:span>and destroy buildings in these cities and with the <text:span text:style-name="T8">light ray </text:span>put every city in <text:span text:style-name="T8">darkness</text:span>, put the people to <text:span text:style-name="T8">sleep</text:span> and leave them for<text:span text:style-name="T8"> </text:span><text:span text:style-name="T8">7 days</text:span>. Then he would destroy or conquer every important city in the world in <text:span text:style-name="T8">6 days</text:span>, just the same as God created the world in 6 days, and that <text:span text:style-name="T8">on the 7th day he would return to New York City</text:span> and await the action of the Allied Nations in regard to peace. He ordered all of the countries notified by <text:span text:style-name="T8">radio</text:span> that he would leave <text:span text:style-name="T8">New York City </text:span>on <text:span text:style-name="T8">Marie the Angel of Mercy</text:span>, which could make <text:span text:style-name="T8">1000 miles an hour</text:span>,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14">
          <table:table-cell/>
          <table:table-cell office:value-type="string">
            <text:p>393</text:p>
          </table:table-cell>
          <table:table-cell office:value-type="string">
            <text:p>7 a.m. On July 21 [1932]</text:p>
          </table:table-cell>
          <table:table-cell table:number-columns-repeated="2"/>
          <table:table-cell office:value-type="string">
            <text:p>RG's 7 days.</text:p>
          </table:table-cell>
          <table:table-cell table:number-columns-repeated="1018"/>
        </table:table-row>
        <table:table-row table:style-name="ro1" table:number-rows-repeated="1048550">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3">11/03/2012</text:date>, <text:time>07:01: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1-03T07:01:52</dc:date>
    <meta:editing-duration>P8DT41M26S</meta:editing-duration>
    <meta:editing-cycles>113</meta:editing-cycles>
    <meta:generator>LibreOffice/3.4$Unix LibreOffice_project/340m1$Build-1505</meta:generator>
    <dc:creator>Ryan </dc:creator>
    <meta:document-statistic meta:table-count="15" meta:cell-count="569" meta:object-count="0"/>
  </office:meta>
</office:document-meta>
</file>